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text-properties fo:font-family="'Times New Roman'" style:font-family-generic="roman" fo:font-size="40pt" style:font-size-asian="40pt" style:font-size-complex="40pt"/>
    </style:style>
    <style:style style:name="T1" style:family="text">
      <style:text-properties fo:font-family="'Times New Roman'" style:font-family-generic="roman" fo:font-size="40pt" style:font-size-asian="40pt" style:font-size-complex="40pt"/>
    </style:style>
    <style:style style:name="T2" style:family="text">
      <style:text-properties fo:font-family="'Times New Roman'" style:font-family-generic="roman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8cm" svg:y="3.4cm" presentation:class="subtitle" presentation:user-transformed="true">
          <draw:text-box>
            <text:p><text:span text:style-name="T1">Adapter</text:span></text:p>
            <text:p><text:span text:style-name="T2"><text:tab/></text:span><text:span text:style-name="T2"><text:tab/></text:span><text:span text:style-name="T2"><text:tab/></text:span></text:p>
            <text:p><text:span text:style-name="T2"/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vana Manikant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Adaptor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This type of design pattern comes under structural pattern.</text:p>
                <text:p/>
              </text:list-item>
              <text:list-item>
                <text:p>Adaptor design pattern is used when you want two different classes with incompatible interface to work together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v-Admin </meta:initial-creator>
    <meta:creation-date>2013-12-11T11:40:39</meta:creation-date>
    <dc:date>2014-04-30T10:50:41</dc:date>
    <meta:editing-duration>PT18H48M45S</meta:editing-duration>
    <meta:editing-cycles>316</meta:editing-cycles>
    <meta:generator>LibreOffice/4.0.2.2$Linux_X86_64 LibreOffice_project/400m0$Build-2</meta:generator>
    <dc:creator>Neev-Admin </dc:creator>
    <meta:document-statistic meta:object-count="40"/>
  </office:meta>
</office:document-meta>
</file>